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text-properties style:font-name="Calibri1" fo:font-size="12pt" style:font-size-asian="12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 style:list-style-name="WW8Num3">
      <style:paragraph-properties fo:text-align="start" style:justify-single-word="false"/>
      <style:text-properties style:font-name="Calibri1"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4pt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 style:list-style-name="WW8Num2">
      <style:paragraph-properties fo:text-align="start" style:justify-single-word="false"/>
      <style:text-properties style:font-name="Calibri1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 style:list-style-name="WW8Num2">
      <style:paragraph-properties fo:text-align="start" style:justify-single-word="false"/>
      <style:text-properties style:font-name="Calibri1" fo:font-size="20pt" style:font-size-asian="20pt" style:font-size-complex="20pt"/>
    </style:style>
    <style:style style:name="P10" style:family="paragraph" style:parent-style-name="Standard" style:list-style-name="WW8Num2">
      <style:paragraph-properties fo:text-align="start" style:justify-single-word="false" fo:break-before="page"/>
      <style:text-properties style:font-name="Calibri1" fo:font-size="20pt" fo:font-weight="bold" style:font-size-asian="20pt" style:font-weight-asian="bold" style:font-name-complex="Calibri1" style:font-size-complex="20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Calibri1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LibrusLi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Bartosz Pasek</text:span></text:p>
      <text:p text:style-name="P1"><text:span text:style-name="T2">Krzysztof Wysiadły</text:span></text:p>
      <text:p text:style-name="P1"><text:span text:style-name="T2">Paweł Urban</text:span></text:p>
      <text:p text:style-name="P2"/>
      <text:list xml:id="list4912482833903516327" text:style-name="WW8Num2">
        <text:list-item>
          <text:p text:style-name="P10">Charakterystyka programu</text:p>
        </text:list-item>
      </text:list>
      <text:p text:style-name="P7"><text:tab/><text:span text:style-name="T3">Program LibrusLite jest aplikacją służącą do efektywnego zarządzania procesami nauczania oraz ich efektami. </text:span></text:p>
      <text:p text:style-name="P5"><text:tab/>Celem programu jest przedstawianie wymagań stawianych przez nauczycieli, śledzenie ocen oraz rozwoju uczniów oraz ułatwienie komunikacji między nauczycielem a rodzicem.</text:p>
      <text:p text:style-name="P5"><text:tab/>Podstawowe cechy programu:</text:p>
      <text:list xml:id="list2976582492016956198" text:style-name="WW8Num3">
        <text:list-item>
          <text:p text:style-name="P6">Możliwość wystawiania ocen przez nauczyciela danego przedmiotu</text:p>
        </text:list-item>
        <text:list-item>
          <text:p text:style-name="P6">Automatyczne wyliczanie średniej ważonej na podstawie wag zdefiniowanych przez nauczyciela</text:p>
        </text:list-item>
        <text:list-item>
          <text:p text:style-name="P6">Możliwość nagradzania bądź karania ucznia poprzez wpisanie uwagi</text:p>
        </text:list-item>
        <text:list-item>
          <text:p text:style-name="P6">Sprawdzanie zgromadzonych ocen przez ucznia jak i rodzica</text:p>
        </text:list-item>
        <text:list-item>
          <text:p text:style-name="P6">Sprawdzanie terminów zapowiedzianych prac klasowych oraz obowiązujący zakres materiału</text:p>
        </text:list-item>
        <text:list-item>
          <text:p text:style-name="P6">Komunikacja rodzica z nauczycielem</text:p>
        </text:list-item>
        <text:list-item>
          <text:p text:style-name="P6">Tworzenie tygodniowych sprawozdań z osiągnięć ucznia oraz wysyłanie ich drogą elektroniczną do rodzica</text:p>
        </text:list-item>
      </text:list>
      <text:p text:style-name="P5"/>
      <text:list xml:id="list43254458" text:continue-list="list4912482833903516327" text:style-name="WW8Num2">
        <text:list-item>
          <text:p text:style-name="P8">Definicja użytkownika końcowego</text:p>
        </text:list-item>
      </text:list>
      <text:p text:style-name="P3"><text:tab/>Użytkownik końcowy jest to osoba, która docelowo będzie korzystać z gotowego programu. Program LibrusLite docelowo będzie miał 5 użytkowników końcowych : </text:p>
      <text:list xml:id="list3485414561834938794" text:style-name="L1">
        <text:list-item>
          <text:p text:style-name="P4">Uczeń</text:p>
        </text:list-item>
        <text:list-item>
          <text:p text:style-name="P4">Rodzic</text:p>
        </text:list-item>
        <text:list-item>
          <text:p text:style-name="P4">Nauczyciel</text:p>
        </text:list-item>
        <text:list-item>
          <text:p text:style-name="P4">Sekretarka</text:p>
        </text:list-item>
        <text:list-item>
          <text:p text:style-name="P4">Dyrektor</text:p>
        </text:list-item>
      </text:list>
      <text:p text:style-name="P3">Każda z powyższych osób będzie miała inne możliwości administracyjne oraz inny poziom dostępu do poszczególnych funkcji.</text:p>
      <text:p text:style-name="P3">Hierarchia użytkowników prezentuje się następująco (od użytkownika posiadającego najwięcej uprawnień) </text:p>
      <text:p text:style-name="P3">Dyrektor → Sekretarka → Nauczyciel → Rodzic → Uczeń</text:p>
      <text:p text:style-name="P3"><text:soft-page-break/></text:p>
      <text:p text:style-name="P3">Dostępne kanały komunikacyjne : </text:p>
      <text:p text:style-name="P3">Uczeń → Nauczyciela</text:p>
      <text:p text:style-name="P3">Nauczyciel → Uczeń</text:p>
      <text:p text:style-name="P3">Rodzic → Nauczyciela</text:p>
      <text:p text:style-name="P3">Nauczyciel → Rodzic</text:p>
      <text:p text:style-name="P3">Rodzic → Sekretarka</text:p>
      <text:p text:style-name="P3">Sekretarka → Rodzic</text:p>
      <text:p text:style-name="P3">Dyrektor → Sekretarka</text:p>
      <text:p text:style-name="P3">Dyrektor → Nauczyciel</text:p>
      <text:p text:style-name="P3">Nauczyciel → Dyrektor</text:p>
      <text:p text:style-name="P3">Dyrektor → Rodzic</text:p>
      <text:p text:style-name="P3">Rodzic → Dyrektor (Tylko w przypadku wcześniejszego kanału)</text:p>
      <text:p text:style-name="P3">Dyrektor → Uczeń</text:p>
      <text:list xml:id="list43258194" text:continue-list="list43254458" text:style-name="WW8Num2">
        <text:list-item>
          <text:p text:style-name="P9">Odbiór programu z perspektywy użytkownika końcow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livion</meta:initial-creator>
    <dc:creator>Bartosz Pasek</dc:creator>
    <meta:editing-cycles>6</meta:editing-cycles>
    <meta:creation-date>2015-10-15T16:49:00</meta:creation-date>
    <dc:date>2015-10-15T23:09:13.23</dc:date>
    <meta:editing-duration>PT1H32M56S</meta:editing-duration>
    <meta:generator>OpenOffice/4.1.1$Win32 OpenOffice.org_project/411m6$Build-9775</meta:generator>
    <meta:document-statistic meta:table-count="0" meta:image-count="0" meta:object-count="0" meta:page-count="3" meta:paragraph-count="39" meta:word-count="234" meta:character-count="1744"/>
    <meta:user-defined meta:name="AppVersion">15.0000</meta:user-defined>
    <meta:user-defined meta:name="Company">Obliv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